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8586" officeooo:paragraph-rsid="001585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ar KeyStore, SSLSocket</text:p>
      <text:p text:style-name="P1"/>
      <text:p text:style-name="P1">Detalle de estructura de sockets,sslsockets</text:p>
      <text:p text:style-name="P1">Detalle de estructura de sockets.ni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3T00:36:50.026000000</dc:date>
    <meta:editing-duration>PT3H27M14S</meta:editing-duration>
    <meta:editing-cycles>1</meta:editing-cycles>
    <meta:document-statistic meta:table-count="0" meta:image-count="0" meta:object-count="0" meta:page-count="1" meta:paragraph-count="3" meta:word-count="13" meta:character-count="105" meta:non-whitespace-character-count="95"/>
    <meta:generator>LibreOffice/7.1.6.2$Windows_X86_64 LibreOffice_project/0e133318fcee89abacd6a7d077e292f1145735c3</meta:generator>
  </office:meta>
</office:document-meta>
</file>